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fo:font-size="10pt" style:text-underline-style="none" fo:font-weight="normal" officeooo:rsid="0011b4e3" officeooo:paragraph-rsid="0011b4e3" style:font-name-asian="Noto Sans CJK SC" style:font-size-asian="28pt" style:font-weight-asian="normal" style:font-name-complex="Lohit Devanagari" style:font-size-complex="28pt" style:font-weight-complex="normal"/>
    </style:style>
    <style:style style:name="P2" style:family="paragraph" style:parent-style-name="Text_20_body">
      <style:paragraph-properties fo:line-height="150%"/>
      <style:text-properties style:font-name="Liberation Sans" fo:font-size="10pt" style:text-underline-style="none" fo:font-weight="normal" officeooo:rsid="0011b4e3" officeooo:paragraph-rsid="0011b4e3" style:font-name-asian="Noto Sans CJK SC" style:font-size-asian="28pt" style:font-weight-asian="normal" style:font-name-complex="Lohit Devanagari" style:font-size-complex="28pt" style:font-weight-complex="normal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Liberation Sans" fo:font-size="10pt" style:text-underline-style="none" fo:font-weight="normal" officeooo:rsid="001c851e" officeooo:paragraph-rsid="001c851e" style:font-name-asian="Noto Sans CJK SC" style:font-size-asian="28pt" style:font-weight-asian="normal" style:font-name-complex="Lohit Devanagari" style:font-size-complex="28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0pt" style:text-underline-style="none" fo:font-weight="normal" officeooo:rsid="001c851e" officeooo:paragraph-rsid="001c851e" style:font-name-asian="Noto Sans CJK SC" style:font-size-asian="28pt" style:font-weight-asian="normal" style:font-name-complex="Lohit Devanagari" style:font-size-complex="28pt" style:font-weight-complex="normal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Liberation Sans" fo:font-size="10pt" style:text-underline-style="none" fo:font-weight="normal" officeooo:rsid="001309e9" officeooo:paragraph-rsid="001309e9" style:font-name-asian="Noto Sans CJK SC" style:font-size-asian="28pt" style:font-weight-asian="normal" style:font-name-complex="Lohit Devanagari" style:font-size-complex="28pt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Liberation Sans" fo:font-size="10pt" fo:font-style="normal" style:text-underline-style="none" fo:font-weight="normal" officeooo:rsid="00154868" officeooo:paragraph-rsid="0015486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1b4e3" officeooo:paragraph-rsid="0011b4e3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1309e9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154868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rsid="00154868" officeooo:paragraph-rsid="00154868"/>
    </style:style>
    <style:style style:name="P11" style:family="paragraph" style:parent-style-name="Text_20_body">
      <style:paragraph-properties fo:line-height="150%" fo:text-align="justify" style:justify-single-word="false"/>
      <style:text-properties fo:color="#0e101a" officeooo:rsid="0017d4ec" officeooo:paragraph-rsid="0011b4e3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/>
      <style:text-properties fo:color="#0e101a" style:font-name="Liberation Sans" fo:font-size="10pt" fo:font-style="normal" style:text-underline-style="none" fo:font-weight="normal" officeooo:rsid="001f97a6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/>
    </style:style>
    <style:style style:name="T1" style:family="text">
      <style:text-properties fo:font-size="24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" fo:font-size="24pt" style:text-underline-style="solid" style:text-underline-width="auto" style:text-underline-color="font-color" fo:font-weight="bold" officeooo:rsid="0011b4e3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0pt" style:text-underline-style="none" fo:font-weight="normal" style:font-name-asian="Noto Sans CJK SC" style:font-size-asian="28pt" style:font-weight-asian="normal" style:font-name-complex="Lohit Devanagari" style:font-size-complex="28pt" style:font-weight-complex="normal"/>
    </style:style>
    <style:style style:name="T4" style:family="text">
      <style:text-properties style:font-name="Liberation Sans" fo:font-size="10pt" style:text-underline-style="none" fo:font-weight="normal" officeooo:rsid="001309e9" style:font-name-asian="Noto Sans CJK SC" style:font-size-asian="28pt" style:font-weight-asian="normal" style:font-name-complex="Lohit Devanagari" style:font-size-complex="28pt" style:font-weight-complex="normal"/>
    </style:style>
    <style:style style:name="T5" style:family="text">
      <style:text-properties style:font-name="Liberation Sans" fo:font-size="10pt" style:text-underline-style="none" fo:font-weight="normal" officeooo:rsid="0014a57b" style:font-name-asian="Noto Sans CJK SC" style:font-size-asian="28pt" style:font-weight-asian="normal" style:font-name-complex="Lohit Devanagari" style:font-size-complex="28pt" style:font-weight-complex="normal"/>
    </style:style>
    <style:style style:name="T6" style:family="text">
      <style:text-properties style:font-name="Liberation Sans" fo:font-size="10pt" fo:font-style="italic" style:text-underline-style="none" fo:font-weight="normal" officeooo:rsid="0014a57b" style:font-name-asian="Noto Sans CJK SC" style:font-size-asian="28pt" style:font-style-asian="italic" style:font-weight-asian="normal" style:font-name-complex="Lohit Devanagari" style:font-size-complex="28pt" style:font-style-complex="italic" style:font-weight-complex="normal"/>
    </style:style>
    <style:style style:name="T7" style:family="text">
      <style:text-properties style:font-name="Liberation Sans" fo:font-size="10pt" fo:font-style="normal" style:text-underline-style="none" fo:font-weight="normal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8" style:family="text">
      <style:text-properties style:font-name="Liberation Sans" fo:font-size="10pt" fo:font-style="normal" style:text-underline-style="none" fo:font-weight="normal" officeooo:rsid="0014a57b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9" style:family="text">
      <style:text-properties style:font-name="Liberation Sans" fo:font-size="10pt" fo:font-style="normal" style:text-underline-style="none" fo:font-weight="normal" officeooo:rsid="0014e77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0" style:family="text">
      <style:text-properties style:font-name="Liberation Sans" fo:font-size="10pt" fo:font-style="normal" style:text-underline-style="none" fo:font-weight="normal" officeooo:rsid="001625c5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1" style:family="text">
      <style:text-properties style:font-name="Liberation Sans" fo:font-size="10pt" fo:font-style="normal" style:text-underline-style="none" fo:font-weight="normal" officeooo:rsid="0015486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2" style:family="text">
      <style:text-properties style:font-name="Liberation Sans" fo:font-size="10pt" fo:font-style="normal" style:text-underline-style="none" fo:font-weight="normal" officeooo:rsid="00196efb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3" style:family="text">
      <style:text-properties style:font-name="Liberation Sans" fo:font-size="10pt" fo:font-style="normal" style:text-underline-style="none" fo:font-weight="normal" officeooo:rsid="001d2973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4" style:family="text">
      <style:text-properties style:font-name="Liberation Sans" fo:font-size="10pt" fo:font-style="normal" style:text-underline-style="none" fo:font-weight="normal" officeooo:rsid="001e6e3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5" style:family="text">
      <style:text-properties style:font-name="Liberation Sans" fo:font-size="10pt" fo:font-style="normal" style:text-underline-style="none" fo:font-weight="normal" officeooo:rsid="001e7d5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6" style:family="text">
      <style:text-properties style:font-name="Liberation Sans" fo:font-size="10pt" fo:font-style="normal" style:text-underline-style="none" fo:font-weight="normal" officeooo:rsid="001f97a6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7" style:family="text">
      <style:text-properties fo:color="#0e101a" fo:background-color="transparent" loext:char-shading-value="0"/>
    </style:style>
    <style:style style:name="T18" style:family="text">
      <style:text-properties fo:color="#0e101a" style:font-name="Liberation Sans" fo:font-size="10pt" fo:font-style="normal" style:text-underline-style="none" fo:font-weight="normal" officeooo:rsid="001f97a6" fo:background-color="transparent" loext:char-shading-value="0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9" style:family="text">
      <style:text-properties fo:color="#4a6ee0" fo:background-color="transparent" loext:char-shading-value="0"/>
    </style:style>
    <style:style style:name="T20" style:family="text">
      <style:text-properties officeooo:rsid="0025d2b5"/>
    </style:style>
    <style:style style:name="T21" style:family="text">
      <style:text-properties officeooo:rsid="002623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M2T2<text:line-break/></text:span><text:span text:style-name="T2">Lessons Learned Report</text:span></text:p>
      <text:p text:style-name="P2"/>
      <text:p text:style-name="P11"><text:span text:style-name="T16">Main lessons learned from this experience.</text:span></text:p>
      <text:list xml:id="list1585794215" text:style-name="L3">
        <text:list-item>
          <text:p text:style-name="P12">It was interesting to perform another EDA with a different dataset. Despite the plan of attack is the same, changing the dataset and the main question, you changed everything. It could sound obvious, but it isn't.</text:p>
        </text:list-item>
        <text:list-item>
          <text:p text:style-name="P12">I liked very much using GitHub to share my job with the mentor. I mentioned that in the last lesson learned report but didn’t expect that the next activity will include using it. There are a lot of things I still don’t know how to use and never explored. Hope to learn them soon.</text:p>
        </text:list-item>
        <text:list-item>
          <text:p text:style-name="P13"><text:span text:style-name="T18">I enjoyed a lot the pre-processing tasks, particularly the problem of the mixed data types. It took me some long hours of trying different things without being able to solve them. In the beginning, I didn’t size the problem. I thought it was like: '</text:span><text:span text:style-name="Emphasis"><text:span text:style-name="T18">Ok, easy, just remove the header, that somehow they are interfering with my dataset...” b</text:span></text:span><text:span text:style-name="T18">ut then I realized there was something else. In the end, with some tips from the mentor, I was able to remove those annoying rows. A very nice task that taught me a lot.</text:span></text:p>
        </text:list-item>
        <text:list-item>
          <text:p text:style-name="P12">The task of adjusting types was awesome because led me to read about the impact in the performance that can produce using integers instead of floating-point numbers.</text:p>
        </text:list-item>
        <text:list-item>
          <text:p text:style-name="P12">The method get_dummies was a remarkable finding. After reading about it in the resources, I was doing lots of copies of the categorical variables columns and relabeling them into numbers…. get_dummies solved it in a while. It's a useful tool.</text:p>
        </text:list-item>
        <text:list-item>
          <text:p text:style-name="P12">To perform the visualizations I gave myself a second chance with Matplotlib and another tutorial. In this episode, I found some YouTube tutorials that gently guided me. Now I can understand better the examples provided in the documentation. Also understood how to improve Seaborn graphs. For example, to perform the histograms of the numerical variables, I used a homemade function that allowed me to perform lots of repetitive plots effortlessly.</text:p>
        </text:list-item>
        <text:list-item>
          <text:p text:style-name="P13"><text:span text:style-name="T18">The major part of this task was the feature selection. The resources provided to solve this task were scarce, and I was blocked and just didn’t understand what to do neither where to start. The mentor provided a very useful extra resource: </text:span><text:a xlink:type="simple" xlink:href="https://machinelearningmastery.com/" office:target-frame-name="_blank" xlink:show="new" text:style-name="Internet_20_link" text:visited-style-name="Visited_20_Internet_20_Link">https://machinelearningmastery.com/</text:a><text:span text:style-name="T18"> a website with tons of great information, wrote pleasantly. In a couple of hours, analytically, I solved the problem using the scikit-learn library that measured the correlation between every input variable with the output. Next, I attach to each value the correspondent label and ordered the output in a descendent way. I didn’t use the selectKbest method provided by scikit-learn, I wanted to see the measured correlation of every variable. Finally, I verified the analytic result with the boxplots: now the difference is precise.</text:span></text:p>
        </text:list-item>
        <text:list-item>
          <text:p text:style-name="P12"><text:span text:style-name="T21">Thanks to</text:span> the process of selecting the useful features, I learned that having lots of columns with lots of records, doesn't mean that all of them provide meaning to your <text:span text:style-name="T20">business</text:span> question. Having irrelevant features in your data can decrease the accuracy of many models, especially linear algorithms like linear and logistic regression. <text:span text:style-name="T21">Some </text:span>benefits of performing feature selection before modeling your data are: <text:span text:style-name="T21">Reduce Overfitting, Improves Accuracy and Reduce Training Time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3:50:26.616426359</meta:creation-date>
    <dc:date>2021-02-22T09:28:23.853315563</dc:date>
    <meta:editing-duration>P2DT22H36M8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536" meta:character-count="3216" meta:non-whitespace-character-count="2697"/>
  </office:meta>
</office:document-meta>
</file>